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ntType0.PDFFontType0( String fontname , String basefont , Objec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Type0.setDescendantFonts( PDFCIDFont descendantFo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Type0.PDFFontType0( String fontname , String basefont , Object encoding , PDFCIDFont descendantFo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FontType0.setCMAP( PDFCMap c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